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 table:number-rows-repeated="13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98">
            <text:p>98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98">
            <text:p>98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46">
            <text:p>2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/02/2012</text:date>, <text:time>02:27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2-09T02:27:14</dc:date>
    <meta:editing-duration>PT00H36M14S</meta:editing-duration>
    <meta:editing-cycles>53</meta:editing-cycles>
    <meta:generator>OpenOffice.org/3.2$Unix OpenOffice.org_project/320m12$Build-9483</meta:generator>
    <dc:creator>david </dc:creator>
    <meta:document-statistic meta:table-count="5" meta:cell-count="142" meta:object-count="0"/>
  </office:meta>
</office:document-meta>
</file>